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Heading_20_3">
      <style:paragraph-properties fo:margin-left="0in" fo:margin-right="0in" fo:margin-top="0.25in" fo:margin-bottom="0.25in" style:contextual-spacing="false" fo:line-height="167%" fo:text-align="justify" style:justify-single-word="false" fo:orphans="2" fo:widows="2" fo:text-indent="0in" style:auto-text-indent="false" fo:padding="0in" fo:border="none"/>
      <style:text-properties fo:font-variant="normal" fo:text-transform="none" fo:color="#273239" loext:opacity="100%" style:font-name="var font-din" fo:font-size="13.5pt" fo:font-style="normal" fo:font-weight="normal" loext:padding="0in" loext:border="none"/>
    </style:style>
    <style:style style:name="P3"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 fo:font-size="12pt" fo:font-style="normal" fo:font-weight="normal" loext:padding="0in" loext:border="none"/>
    </style:style>
    <style:style style:name="P4"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 fo:font-size="12pt" fo:font-style="normal" fo:font-weight="normal" loext:padding="0in" loext:border="none"/>
    </style:style>
    <style:style style:name="P5"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loext:padding="0in" loext:border="none"/>
    </style:style>
    <style:style style:name="P6" style:family="paragraph" style:parent-style-name="Preformatted_20_Text">
      <style:paragraph-properties fo:margin-top="0in" fo:margin-bottom="0.1043in" style:contextual-spacing="false" fo:line-height="167%" fo:text-align="start" style:justify-single-word="false" fo:orphans="2" fo:widows="2" fo:padding="0in" fo:border="none"/>
    </style:style>
    <style:style style:name="P7"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9"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0" style:family="paragraph" style:parent-style-name="Text_20_body">
      <style:paragraph-properties fo:margin-left="0in" fo:margin-right="0in" fo:margin-top="0in" fo:margin-bottom="0.1043in" style:contextual-spacing="false" fo:line-height="167%" fo:text-align="justify"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1" style:family="paragraph" style:parent-style-name="Text_20_body">
      <style:paragraph-properties fo:margin-left="0in" fo:margin-right="0in" fo:margin-top="0.4165in" fo:margin-bottom="0in" style:contextual-spacing="false" fo:line-height="167%" fo:text-align="start" style:justify-single-word="false" fo:orphans="2" fo:widows="2" fo:text-indent="0in" style:auto-text-indent="false"/>
      <style:text-properties fo:font-variant="normal" fo:text-transform="none" fo:color="#273239" loext:opacity="100%"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2"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fo:font-variant="normal" fo:text-transform="none" fo:color="#273239" loext:opacity="100%"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3"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loext:padding="0in" loext:border="none"/>
    </style:style>
    <style:style style:name="P14"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15" style:family="paragraph" style:parent-style-name="Text_20_body">
      <style:paragraph-properties fo:margin-top="0.4165in" fo:margin-bottom="0in" style:contextual-spacing="false" fo:line-height="167%" fo:text-align="start" style:justify-single-word="false" fo:orphans="2" fo:widows="2"/>
    </style:style>
    <style:style style:name="P16" style:family="paragraph" style:parent-style-name="Text_20_body">
      <style:paragraph-properties fo:margin-left="0in" fo:margin-right="0in" fo:margin-top="0in" fo:margin-bottom="0in" style:contextual-spacing="false" fo:line-height="167%" fo:text-align="justify" style:justify-single-word="false" fo:orphans="2" fo:widows="2" fo:text-indent="0in" style:auto-text-indent="false" fo:padding="0in" fo:border="none"/>
    </style:style>
    <style:style style:name="P17"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18"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T1" style:family="text">
      <style:text-properties fo:font-size="12.75pt" style:font-size-asian="12.75pt" style:font-size-complex="12.75pt" loext:padding="0in" loext:border="none"/>
    </style:style>
    <style:style style:name="T2" style:family="text">
      <style:text-properties fo:font-variant="normal" fo:text-transform="none" fo:color="#273239" loext:opacity="100%" style:font-name="var font-din" fo:font-size="12.75pt" fo:font-style="normal" fo:font-weight="normal" loext:padding="0in" loext:border="none"/>
    </style:style>
    <style:style style:name="T3"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4"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5" style:family="text">
      <style:text-properties fo:font-variant="normal" fo:text-transform="none" fo:color="#273239" loext:opacity="100%" style:font-name="Consolas" fo:font-size="12pt" fo:font-style="normal" fo:font-weight="normal" loext:padding="0in" loext:border="none"/>
    </style:style>
    <style:style style:name="T6" style:family="text">
      <style:text-properties fo:font-variant="normal" fo:text-transform="none" fo:color="#273239" loext:opacity="100%" loext:padding="0in" loext:border="none"/>
    </style:style>
    <style:style style:name="T7"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8" style:family="text">
      <style:text-properties style:font-name="Consolas" fo:font-size="12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util.concurrent Package</text:h>
      <text:list xml:id="list1913259760" text:style-name="L1">
        <text:list-item>
          <text:p text:style-name="P8">Last Updated : 15 Sep, 2021</text:p>
        </text:list-item>
      </text:list>
      <text:p text:style-name="P14"><text:span text:style-name="Strong_20_Emphasis"><text:span text:style-name="T2">Java Concurrency </text:span></text:span><text:span text:style-name="T2">package covers </text:span><text:span text:style-name="Strong_20_Emphasis"><text:span text:style-name="T2">concurrency, multithreading</text:span></text:span><text:span text:style-name="T2">, and</text:span><text:span text:style-name="Strong_20_Emphasis"><text:span text:style-name="T2"> parallelism</text:span></text:span><text:span text:style-name="T2"> on the Java platform. Concurrency is the ability to run several or multi programs or applications in parallel. The </text:span><text:span text:style-name="Strong_20_Emphasis"><text:span text:style-name="T2">backbone</text:span></text:span><text:span text:style-name="T2"> of Java concurrency are </text:span><text:a xlink:type="simple" xlink:href="https://www.geeksforgeeks.org/java-lang-thread-class-java/#:~:text=Thread%20a%20line%20of%20execution,manage%20the%20behaviour%20of%20threads." text:style-name="Internet_20_link" text:visited-style-name="Visited_20_Internet_20_Link"><text:span text:style-name="T4">threads</text:span></text:a><text:span text:style-name="Strong_20_Emphasis"><text:span text:style-name="T2"> </text:span></text:span><text:span text:style-name="T2">(a lightweight process, which has its own files and stacks and can access the shared data from other threads in the same process). The throughput and the interactivity of the program can be improved by performing time-consuming tasks asynchronously or in parallel</text:span></text:p>
      <text:p text:style-name="P14"><text:span text:style-name="Strong_20_Emphasis"><text:span text:style-name="T2">Java 5</text:span></text:span><text:span text:style-name="T2"> added a new package to the java platform ⇾ java.util.concurrent package. This package has a set</text:span><text:span text:style-name="Strong_20_Emphasis"><text:span text:style-name="T2"> </text:span></text:span><text:span text:style-name="T2">of classes and interfaces that helps in developing concurrent applications (</text:span><text:a xlink:type="simple" xlink:href="https://www.geeksforgeeks.org/multithreading-in-java/" text:style-name="Internet_20_link" text:visited-style-name="Visited_20_Internet_20_Link"><text:span text:style-name="T4">multithreading</text:span></text:a><text:span text:style-name="T2">) in java. Before this package, one needs to make the utility classes of their need on their own. </text:span></text:p>
      <text:p text:style-name="P14"><text:span text:style-name="T3">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7">Java Foundation</text:span></text:span></text:a><text:span text:style-name="T3"> and Collections concepts with the </text:span><text:a xlink:type="simple" xlink:href="https://practice.geeksforgeeks.org/courses/Java-Collections?vC=1" text:style-name="Internet_20_link" text:visited-style-name="Visited_20_Internet_20_Link"><text:span text:style-name="Strong_20_Emphasis"><text:span text:style-name="T7">Fundamentals of Java and Java Collections Course</text:span></text:span></text:a><text:span text:style-name="T3">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7">Complete Interview Preparation Course</text:span></text:span></text:a><text:span text:style-name="Strong_20_Emphasis"><text:span text:style-name="T3">.</text:span></text:span></text:p>
      <text:h text:style-name="P2" text:outline-level="3">Main Components/Utilities of this package:</text:h>
      <text:p text:style-name="P10">We will discuss some of the most useful utilities from this package.</text:p>
      <text:p text:style-name="P16"><text:span text:style-name="Strong_20_Emphasis"><text:span text:style-name="T2">1.  Executor </text:span></text:span></text:p>
      <text:p text:style-name="P15"/>
      <text:section text:style-name="Sect1" text:name="AP_G4GR_5">
        <text:p text:style-name="P11"><text:soft-page-break/></text:p>
      </text:section>
      <text:p text:style-name="P16"><text:a xlink:type="simple" xlink:href="https://www.google.com/url?client=internal-element-cse&amp;cx=009682134359037907028:tj6eafkv_be&amp;q=https://www.geeksforgeeks.org/java-util-concurrent-executor-interface-with-examples/&amp;sa=U&amp;ved=2ahUKEwiy4Ku5itzsAhX5yzgGHQaTCGsQFjAAegQIBhAC&amp;usg=AOvVaw2IV998xx2yTHoP3jxZefJG" text:style-name="Internet_20_link" text:visited-style-name="Visited_20_Internet_20_Link"><text:span text:style-name="T4">Executor</text:span></text:a><text:span text:style-name="T2"> is a set of interfaces that represents an object whose implementation executes tasks. It depends on the implementation whether the task should be run on a new thread or on a current thread. Hence, we can decouple the task execution flow from the actual task execution mechanism, using this interface. </text:span><text:span text:style-name="Strong_20_Emphasis"><text:span text:style-name="T2">Executor does not require the task execution to be asynchronous.</text:span></text:span><text:span text:style-name="T2"> The simplest of all is the executable interface.</text:span></text:p>
      <text:p text:style-name="P3">public interface Executor {</text:p>
      <text:p text:style-name="P5"><text:s text:c="4"/><text:span text:style-name="T8">void execute( Runnable command );</text:span></text:p>
      <text:p text:style-name="P4">}</text:p>
      <text:p text:style-name="P14"><text:span text:style-name="T2">To create an </text:span><text:span text:style-name="Strong_20_Emphasis"><text:span text:style-name="T2">executer instance</text:span></text:span><text:span text:style-name="T2">, we need to create an invoker.</text:span></text:p>
      <text:p text:style-name="P3">public class Invoker implements Executor {</text:p>
      <text:p text:style-name="P5"><text:s text:c="3"/><text:span text:style-name="T8">@Override</text:span></text:p>
      <text:p text:style-name="P5"><text:s text:c="3"/><text:span text:style-name="T8">public void execute(Runnable r) {</text:span></text:p>
      <text:p text:style-name="P5"><text:s text:c="7"/><text:span text:style-name="T8">r.run();</text:span></text:p>
      <text:p text:style-name="P5"><text:s text:c="3"/><text:span text:style-name="T8">}</text:span></text:p>
      <text:p text:style-name="P4">}</text:p>
      <text:p text:style-name="P14"><text:span text:style-name="T2">Now, for the </text:span><text:span text:style-name="Strong_20_Emphasis"><text:span text:style-name="T2">execution of the task</text:span></text:span><text:span text:style-name="T2">, we can use this invoker.</text:span></text:p>
      <text:p text:style-name="P3">public void execute() {</text:p>
      <text:p text:style-name="P5"><text:s text:c="3"/><text:span text:style-name="T8">Executor exe = new Invoker();</text:span></text:p>
      <text:p text:style-name="P5"><text:s text:c="3"/><text:span text:style-name="T8">exe.execute( () -&gt; {</text:span></text:p>
      <text:p text:style-name="P5"><text:s text:c="7"/><text:span text:style-name="T8">// task to be performed</text:span></text:p>
      <text:p text:style-name="P5"><text:s text:c="3"/><text:span text:style-name="T8">});</text:span></text:p>
      <text:p text:style-name="P4">}</text:p>
      <text:p text:style-name="P14"><text:soft-page-break/><text:span text:style-name="T2">If the executor can’t accept the task to be executed, it will throw </text:span><text:span text:style-name="Strong_20_Emphasis"><text:span text:style-name="T2">RejectedExecutionException</text:span></text:span><text:span text:style-name="T2">.</text:span></text:p>
      <text:p text:style-name="P14"><text:span text:style-name="Strong_20_Emphasis"><text:span text:style-name="T2">2.  ExecutorService</text:span></text:span></text:p>
      <text:p text:style-name="P14"><text:a xlink:type="simple" xlink:href="https://www.google.com/url?client=internal-element-cse&amp;cx=009682134359037907028:tj6eafkv_be&amp;q=https://www.geeksforgeeks.org/java-util-concurrent-executorservice-interface-with-examples/&amp;sa=U&amp;ved=2ahUKEwi59qPJi9zsAhXU63MBHUViAs0QFjAAegQIABAC&amp;usg=AOvVaw0IhEBEHz6IF5BcFi5N5lk1" text:style-name="Internet_20_link" text:visited-style-name="Visited_20_Internet_20_Link"><text:span text:style-name="T4">ExecutorService</text:span></text:a><text:span text:style-name="T2"> is an interface and only forces the underlying implementation to implement </text:span><text:span text:style-name="Strong_20_Emphasis"><text:span text:style-name="T2">execute()</text:span></text:span><text:span text:style-name="T2"> method. It extends the </text:span><text:a xlink:type="simple" xlink:href="https://www.google.com/url?client=internal-element-cse&amp;cx=009682134359037907028:tj6eafkv_be&amp;q=https://www.geeksforgeeks.org/java-util-concurrent-executor-interface-with-examples/&amp;sa=U&amp;ved=2ahUKEwiy4Ku5itzsAhX5yzgGHQaTCGsQFjAAegQIBhAC&amp;usg=AOvVaw2IV998xx2yTHoP3jxZefJG" text:style-name="Internet_20_link" text:visited-style-name="Visited_20_Internet_20_Link"><text:span text:style-name="T4">Executor</text:span></text:a><text:span text:style-name="T2"> interface and adds a series of methods that execute threads that return a value. The methods to shut the thread pool as well as the ability to implement for the result of the execution of the task.</text:span></text:p>
      <text:p text:style-name="P14"><text:span text:style-name="T2">We need to create </text:span><text:a xlink:type="simple" xlink:href="https://www.geeksforgeeks.org/runnable-interface-in-java/#:~:text=Runnable%20is%20an%20interface%20that,run()%20method%20of%20Runnable%20." text:style-name="Internet_20_link" text:visited-style-name="Visited_20_Internet_20_Link"><text:span text:style-name="T4">Runnable</text:span></text:a><text:span text:style-name="Strong_20_Emphasis"><text:span text:style-name="T2"> </text:span></text:span><text:span text:style-name="T2">target to use the ExecutorService.</text:span></text:p>
      <text:p text:style-name="P3">public class Task implements Runnable {</text:p>
      <text:p text:style-name="P5"><text:s text:c="3"/><text:span text:style-name="T8">@Override</text:span></text:p>
      <text:p text:style-name="P5"><text:s text:c="3"/><text:span text:style-name="T8">public void run() {</text:span></text:p>
      <text:p text:style-name="P6"/>
      <text:p text:style-name="P5"><text:s text:c="7"/><text:span text:style-name="T8">// task details</text:span></text:p>
      <text:p text:style-name="P5"><text:s text:c="3"/><text:span text:style-name="T8">}</text:span></text:p>
      <text:p text:style-name="P4">}</text:p>
      <text:p text:style-name="P14"><text:span text:style-name="T2">Now, we can create an object/instance of this class and assign the task. We need to specify the </text:span><text:a xlink:type="simple" xlink:href="https://www.google.com/url?client=internal-element-cse&amp;cx=009682134359037907028:tj6eafkv_be&amp;q=https://www.geeksforgeeks.org/thread-pools-java/&amp;sa=U&amp;ved=2ahUKEwiNwP6ujdzsAhW6I7cAHR7gDEEQFjAAegQIARAC&amp;usg=AOvVaw2cZXMrjPhInZ8goo7M6j0m" text:style-name="Internet_20_link" text:visited-style-name="Visited_20_Internet_20_Link"><text:span text:style-name="T4">thread-pool</text:span></text:a><text:span text:style-name="T2"> size while creating an instance.</text:span></text:p>
      <text:p text:style-name="P15"/>
      <text:section text:style-name="Sect1" text:name="00000001-74c796db-3ee6-4ac4-9c8b-394ebbc3ba8b">
        <text:p text:style-name="P12"/>
      </text:section>
      <text:p text:style-name="P3">// 20 is the thread pool size</text:p>
      <text:p text:style-name="P4">ExecutorService exec = Executors.newFixedThreadPool(20);</text:p>
      <text:p text:style-name="P14"><text:soft-page-break/><text:span text:style-name="T2">For the creation of single-threaded </text:span><text:a xlink:type="simple" xlink:href="https://www.google.com/url?client=internal-element-cse&amp;cx=009682134359037907028:tj6eafkv_be&amp;q=https://www.geeksforgeeks.org/java-util-concurrent-executorservice-interface-with-examples/&amp;sa=U&amp;ved=2ahUKEwi59qPJi9zsAhXU63MBHUViAs0QFjAAegQIABAC&amp;usg=AOvVaw0IhEBEHz6IF5BcFi5N5lk1" text:style-name="Internet_20_link" text:visited-style-name="Visited_20_Internet_20_Link"><text:span text:style-name="T4">ExecutorService</text:span></text:a><text:span text:style-name="T2"> instance, we can use </text:span><text:span text:style-name="Strong_20_Emphasis"><text:span text:style-name="T2">newSingleThreadExecuter(ThreadFactory threadfactory) </text:span></text:span><text:span text:style-name="T2">for creating the instance. After the executor is created, we can submit the task.</text:span></text:p>
      <text:p text:style-name="P3">public void execute() {</text:p>
      <text:p text:style-name="P5"><text:s text:c="3"/><text:span text:style-name="T8">executor.submit(new Task());</text:span></text:p>
      <text:p text:style-name="P4">}</text:p>
      <text:p text:style-name="P14"><text:span text:style-name="T2">Also, we can create Runnable instance for </text:span><text:span text:style-name="Strong_20_Emphasis"><text:span text:style-name="T2">submission of task.</text:span></text:span></text:p>
      <text:p text:style-name="P3">executor.submit(() -&gt; {</text:p>
      <text:p text:style-name="P5"><text:s text:c="3"/><text:span text:style-name="T8">new Task();</text:span></text:p>
      <text:p text:style-name="P4">});</text:p>
      <text:p text:style-name="P9">Two out-of-the-box termination methods are:</text:p>
      <text:list xml:id="list1217065693" text:style-name="L2">
        <text:list-item>
          <text:p text:style-name="P17"><text:span text:style-name="Strong_20_Emphasis"><text:span text:style-name="T2">shutdown():</text:span></text:span><text:span text:style-name="T2"> It waits till all the submitted tasks execution gets finished.</text:span></text:p>
        </text:list-item>
        <text:list-item>
          <text:p text:style-name="P17"><text:span text:style-name="Strong_20_Emphasis"><text:span text:style-name="T2">shutdownNow(): </text:span></text:span><text:span text:style-name="T2">It immediately terminates all the executing/pending tasks.</text:span></text:p>
        </text:list-item>
      </text:list>
      <text:p text:style-name="P14"><text:span text:style-name="T2">There is one more method that is </text:span><text:span text:style-name="Strong_20_Emphasis"><text:span text:style-name="T2">awaitTermination()</text:span></text:span><text:span text:style-name="T2"> which forcefully blocks until all tasks have completed execution after a shutdown event-triggered or execution-timeout occurred, or the execution thread itself is interrupted.</text:span></text:p>
      <text:p text:style-name="P3">try {</text:p>
      <text:p text:style-name="P5"><text:s text:c="3"/><text:span text:style-name="T8">exec.awaitTermination( 50l, TimeUnit.NANOSECONDS );</text:span></text:p>
      <text:p text:style-name="P4">} catch (InterruptedException e) {</text:p>
      <text:p text:style-name="P5"><text:s text:c="3"/><text:span text:style-name="T8">e.printStackTrace();</text:span></text:p>
      <text:p text:style-name="P4">}</text:p>
      <text:p text:style-name="P14"><text:span text:style-name="Strong_20_Emphasis"><text:span text:style-name="T2">3.  ScheduledExecutorService</text:span></text:span></text:p>
      <text:p text:style-name="P14"><text:soft-page-break/><text:span text:style-name="T2">It is similar to ExecutorService. The difference is that this interface can perform tasks periodically. Both </text:span><text:a xlink:type="simple" xlink:href="https://www.google.com/url?client=internal-element-cse&amp;cx=009682134359037907028:tj6eafkv_be&amp;q=https://www.geeksforgeeks.org/runnable-interface-in-java/&amp;sa=U&amp;ved=2ahUKEwjsn-ncjdzsAhXg6XMBHQKFAroQFjAAegQIBRAC&amp;usg=AOvVaw3O8BLxMjzB4Rc-WStOAocI" text:style-name="Internet_20_link" text:visited-style-name="Visited_20_Internet_20_Link"><text:span text:style-name="T4">Runnable</text:span></text:a><text:span text:style-name="Strong_20_Emphasis"><text:span text:style-name="T2"> </text:span></text:span><text:span text:style-name="T2">and</text:span><text:span text:style-name="Strong_20_Emphasis"><text:span text:style-name="T2"> </text:span></text:span><text:a xlink:type="simple" xlink:href="https://www.google.com/url?client=internal-element-cse&amp;cx=009682134359037907028:tj6eafkv_be&amp;q=https://www.geeksforgeeks.org/callable-future-java/&amp;sa=U&amp;ved=2ahUKEwirx4fljdzsAhWy73MBHXJVAUgQFjAAegQIAhAC&amp;usg=AOvVaw1ytLwOkUACw22AafBoUipF" text:style-name="Internet_20_link" text:visited-style-name="Visited_20_Internet_20_Link"><text:span text:style-name="T4">Callable</text:span></text:a><text:span text:style-name="T2"> function is used to define the task.</text:span></text:p>
      <text:p text:style-name="P3">public void execute() {</text:p>
      <text:p text:style-name="P5"><text:s text:c="3"/><text:span text:style-name="T8">ScheduledExecutorService execServ</text:span></text:p>
      <text:p text:style-name="P5"><text:s text:c="5"/><text:span text:style-name="T8">= Executors.newSingleThreadScheduledExecutor();</text:span></text:p>
      <text:p text:style-name="P6"/>
      <text:p text:style-name="P5"><text:s text:c="3"/><text:span text:style-name="T8">Future&lt;String&gt; future = executorService.schedule(() -&gt; {</text:span></text:p>
      <text:p text:style-name="P5"><text:s text:c="7"/><text:span text:style-name="T8">// ..</text:span></text:p>
      <text:p text:style-name="P5"><text:s text:c="7"/><text:span text:style-name="T8">return "Hello world";</text:span></text:p>
      <text:p text:style-name="P5"><text:s text:c="3"/><text:span text:style-name="T8">}, 1, TimeUnit.SECONDS);</text:span></text:p>
      <text:p text:style-name="P6"/>
      <text:p text:style-name="P5"><text:s text:c="3"/><text:span text:style-name="T8">ScheduledFuture&lt;?&gt; scheduledFuture = execServ.schedule(() -&gt; {</text:span></text:p>
      <text:p text:style-name="P5"><text:s text:c="7"/><text:span text:style-name="T8">// ..</text:span></text:p>
      <text:p text:style-name="P5"><text:s text:c="3"/><text:span text:style-name="T8">}, 1, TimeUnit.SECONDS);</text:span></text:p>
      <text:p text:style-name="P6"/>
      <text:p text:style-name="P5"><text:s text:c="3"/><text:span text:style-name="T8">executorService.shutdown();</text:span></text:p>
      <text:p text:style-name="P4">}</text:p>
      <text:p text:style-name="P14"><text:a xlink:type="simple" xlink:href="https://www.google.com/url?client=internal-element-cse&amp;cx=009682134359037907028:tj6eafkv_be&amp;q=https://www.geeksforgeeks.org/scheduledexecutorservice-interface-in-java/&amp;sa=U&amp;ved=2ahUKEwjQ0sH6jdzsAhUM4XMBHQVMDfQQFjAAegQIBRAC&amp;usg=AOvVaw3ra570659E7WMLHw7aP6b9" text:style-name="Internet_20_link" text:visited-style-name="Visited_20_Internet_20_Link"><text:span text:style-name="T4">ScheduledExecutorService</text:span></text:a><text:span text:style-name="T2"> can also define a task</text:span><text:span text:style-name="Strong_20_Emphasis"><text:span text:style-name="T2"> </text:span></text:span><text:span text:style-name="T2">after some fixed delay.</text:span></text:p>
      <text:p text:style-name="P3">executorService.scheduleAtFixedRate(() -&gt; {</text:p>
      <text:p text:style-name="P5"><text:s text:c="3"/><text:span text:style-name="T8">// ..</text:span></text:p>
      <text:p text:style-name="P4">}, 1, 20, TimeUnit.SECONDS);</text:p>
      <text:p text:style-name="P6"/>
      <text:p text:style-name="P4"><text:soft-page-break/>executorService.scheduleWithFixedDelay(() -&gt; {</text:p>
      <text:p text:style-name="P5"><text:s text:c="3"/><text:span text:style-name="T8">// ..</text:span></text:p>
      <text:p text:style-name="P4">}, 1, 20, TimeUnit.SECONDS);</text:p>
      <text:p text:style-name="P9">Here,</text:p>
      <text:list xml:id="list149428373" text:style-name="L3">
        <text:list-item>
          <text:p text:style-name="P18"><text:span text:style-name="Strong_20_Emphasis"><text:span text:style-name="T2">scheduleAtFixedRate( Runnable command, long initialDelay, long period, TimeUnit unit): </text:span></text:span><text:span text:style-name="T2">This method creates and executes a periodic action that is first invoked after the initial delay and subsequently with the given period until the service instance shutdowns.</text:span></text:p>
        </text:list-item>
        <text:list-item>
          <text:p text:style-name="P18"><text:span text:style-name="Strong_20_Emphasis"><text:span text:style-name="T2">scheduleWithFixedDelay( Runnable command, long initialDelay, long delay, TimeUnit unit): </text:span></text:span><text:span text:style-name="T2">This method creates and executes a periodic action that is invoked firstly after the provided initial delay and repeatedly with the given delay between the termination of the executing one and the invocation f the next one.</text:span></text:p>
        </text:list-item>
      </text:list>
      <text:p text:style-name="P14"><text:span text:style-name="Strong_20_Emphasis"><text:span text:style-name="T2">4.  Future</text:span></text:span></text:p>
      <text:p text:style-name="P14"><text:span text:style-name="T2">It represents the result of an </text:span><text:span text:style-name="Strong_20_Emphasis"><text:span text:style-name="T2">asynchronous operation.</text:span></text:span><text:span text:style-name="T2"> The methods in it check if the asynchronous operation is completed or not, gets the completed result, etc. The </text:span><text:span text:style-name="Strong_20_Emphasis"><text:span text:style-name="T2">cancel(boolean isInterruptRunning)</text:span></text:span><text:span text:style-name="T2"> API cancels the operation and releases the executing thread. On the value of isInterruptRunning value being true, the thread executing the task will be terminated instantly. Otherwise, all the in-progress tasks get completed.</text:span></text:p>
      <text:p text:style-name="P15"/>
      <text:section text:style-name="Sect1" text:name="00000001-a4484213-8ddc-4909-9a0e-209b9216d6c2">
        <text:section text:style-name="Sect1" text:name="ADP_40792_728x250_00000001-a4484213-8ddc-4909-9a0e-209b9216d6c2">
          <text:section text:style-name="Sect1" text:name="google_ads_iframe_/103512698,27823234/22456813057_1__container__">
            <text:p text:style-name="P12"/>
          </text:section>
        </text:section>
      </text:section>
      <text:p text:style-name="P14"><text:span text:style-name="T2">Code snippet creates an</text:span><text:span text:style-name="Strong_20_Emphasis"><text:span text:style-name="T2"> instance of Future.</text:span></text:span></text:p>
      <text:p text:style-name="P3">public void invoke() {</text:p>
      <text:p text:style-name="P5"><text:s text:c="3"/><text:span text:style-name="T8">ExecutorService executorService = Executors.newFixedThreadPool(20);</text:span></text:p>
      <text:p text:style-name="P6"><text:soft-page-break/></text:p>
      <text:p text:style-name="P5"><text:s text:c="3"/><text:span text:style-name="T8">Future&lt;String&gt; future = executorService.submit(() -&gt; {</text:span></text:p>
      <text:p text:style-name="P5"><text:s text:c="7"/><text:span text:style-name="T8">// ...</text:span></text:p>
      <text:p text:style-name="P5"><text:s text:c="7"/><text:span text:style-name="T8">Thread.sleep(10000l);</text:span></text:p>
      <text:p text:style-name="P5"><text:s text:c="7"/><text:span text:style-name="T8">return "Hello";</text:span></text:p>
      <text:p text:style-name="P5"><text:s text:c="3"/><text:span text:style-name="T8">});</text:span></text:p>
      <text:p text:style-name="P4">}</text:p>
      <text:p text:style-name="P14"><text:span text:style-name="T2">The code to check if the </text:span><text:span text:style-name="Strong_20_Emphasis"><text:span text:style-name="T2">result of future</text:span></text:span><text:span text:style-name="T2"> is ready or not and fetch the data when the computation is done.</text:span></text:p>
      <text:p text:style-name="P3">if (future.isDone() &amp;&amp; !future.isCancelled()) {</text:p>
      <text:p text:style-name="P5"><text:s text:c="3"/><text:span text:style-name="T8">try {</text:span></text:p>
      <text:p text:style-name="P5"><text:s text:c="7"/><text:span text:style-name="T8">str = future.get();</text:span></text:p>
      <text:p text:style-name="P5"><text:s text:c="3"/><text:span text:style-name="T8">} catch (InterruptedException | ExecutionException e) {</text:span></text:p>
      <text:p text:style-name="P5"><text:s text:c="7"/><text:span text:style-name="T8">e.printStackTrace();</text:span></text:p>
      <text:p text:style-name="P5"><text:s text:c="3"/><text:span text:style-name="T8">}</text:span></text:p>
      <text:p text:style-name="P4">}</text:p>
      <text:p text:style-name="P14"><text:span text:style-name="Strong_20_Emphasis"><text:span text:style-name="T2">Timeout specification</text:span></text:span><text:span text:style-name="T2"> for a given operation. If the time taken is more than this time, then</text:span><text:span text:style-name="Strong_20_Emphasis"><text:span text:style-name="T2"> TimeoutException</text:span></text:span><text:span text:style-name="T2"> is thrown.</text:span></text:p>
      <text:p text:style-name="P3">try {</text:p>
      <text:p text:style-name="P5"><text:s text:c="3"/><text:span text:style-name="T8">future.get(20, TimeUnit.SECONDS);</text:span></text:p>
      <text:p text:style-name="P4">} catch (InterruptedException | ExecutionException | TimeoutException e) {</text:p>
      <text:p text:style-name="P5"><text:s text:c="3"/><text:span text:style-name="T8">e.printStackTrace();</text:span></text:p>
      <text:p text:style-name="P4">} </text:p>
      <text:p text:style-name="P14"><text:soft-page-break/><text:span text:style-name="Strong_20_Emphasis"><text:span text:style-name="T2">5.  CountDownLatch</text:span></text:span></text:p>
      <text:p text:style-name="P14"><text:span text:style-name="T2">It is a utility class that blocks a</text:span><text:span text:style-name="Strong_20_Emphasis"><text:span text:style-name="T2"> set of threads</text:span></text:span><text:span text:style-name="T2"> until some operations get completed. A </text:span><text:a xlink:type="simple" xlink:href="https://www.google.com/url?client=internal-element-cse&amp;cx=009682134359037907028:tj6eafkv_be&amp;q=https://www.geeksforgeeks.org/countdownlatch-in-java/&amp;sa=U&amp;ved=2ahUKEwj0ioTnmNzsAhUlg-YKHWDaB70QFjAAegQIABAC&amp;usg=AOvVaw0ds2tzavGwmqpilb7GM-CY" text:style-name="Internet_20_link" text:visited-style-name="Visited_20_Internet_20_Link"><text:span text:style-name="T4">CountDownLatch</text:span></text:a><text:span text:style-name="T2"> is initialized with a counter(which is of Integer type). This counter decrements as the execution of the dependent threads get completed. But once the counter decrements to zero, other threads get released.</text:span></text:p>
      <text:p text:style-name="P14"><text:span text:style-name="Strong_20_Emphasis"><text:span text:style-name="T2">6.  CyclicBarrier</text:span></text:span></text:p>
      <text:p text:style-name="P14"><text:a xlink:type="simple" xlink:href="https://www.google.com/url?client=internal-element-cse&amp;cx=009682134359037907028:tj6eafkv_be&amp;q=https://www.geeksforgeeks.org/java-util-concurrent-cyclicbarrier-java/&amp;sa=U&amp;ved=2ahUKEwjl06j4mNzsAhVH6nMBHe4BA1gQFjAAegQIBBAC&amp;usg=AOvVaw26zZ4rZ-tylsOxdxiHwSya" text:style-name="Internet_20_link" text:visited-style-name="Visited_20_Internet_20_Link"><text:span text:style-name="T4">CyclicBarrier</text:span></text:a><text:span text:style-name="T2"> is almost the same as CountDownLatch except that we can reuse it. It allows multiple threads to wait for each other using </text:span><text:span text:style-name="Strong_20_Emphasis"><text:span text:style-name="T2">await()</text:span></text:span><text:span text:style-name="T2"> before invoking the final task and this feature is not in CountDownLatch.</text:span></text:p>
      <text:p text:style-name="P14"><text:span text:style-name="T2">We are required to create an instance of Runnable Task to</text:span><text:span text:style-name="Strong_20_Emphasis"><text:span text:style-name="T2"> initiate the barrier condition.</text:span></text:span></text:p>
      <text:p text:style-name="P7"><text:span text:style-name="T5">public class Task implements Runnable {</text:span></text:p>
      <text:p text:style-name="P6"><text:span text:style-name="T6"><text:s text:c="3"/></text:span><text:span text:style-name="T5">private CyclicBarrier barrier;</text:span></text:p>
      <text:p text:style-name="P5"><text:s text:c="3"/><text:span text:style-name="T8">public Task(CyclicBarrier barrier) {</text:span></text:p>
      <text:p text:style-name="P5"><text:s text:c="7"/><text:span text:style-name="T8">this.barrier = barrier;</text:span></text:p>
      <text:p text:style-name="P5"><text:s text:c="3"/><text:span text:style-name="T8">}</text:span></text:p>
      <text:p text:style-name="P6"/>
      <text:p text:style-name="P5"><text:s text:c="3"/><text:span text:style-name="T8">@Override</text:span></text:p>
      <text:p text:style-name="P5"><text:s text:c="3"/><text:span text:style-name="T8">public void run() {</text:span></text:p>
      <text:p text:style-name="P5"><text:s text:c="7"/><text:span text:style-name="T8">try {</text:span></text:p>
      <text:p text:style-name="P5"><text:s text:c="11"/><text:span text:style-name="T8">LOG.info(Thread.currentThread().getName() +</text:span></text:p>
      <text:p text:style-name="P5"><text:s text:c="13"/><text:span text:style-name="T8">" is waiting");</text:span></text:p>
      <text:p text:style-name="P5"><text:s text:c="11"/><text:span text:style-name="T8">barrier.await();</text:span></text:p>
      <text:p text:style-name="P5"><text:soft-page-break/><text:s text:c="11"/><text:span text:style-name="T8">LOG.info(Thread.currentThread().getName() +</text:span></text:p>
      <text:p text:style-name="P5"><text:s text:c="13"/><text:span text:style-name="T8">" is released");</text:span></text:p>
      <text:p text:style-name="P5"><text:s text:c="7"/><text:span text:style-name="T8">} catch (InterruptedException | BrokenBarrierException e) {</text:span></text:p>
      <text:p text:style-name="P5"><text:s text:c="11"/><text:span text:style-name="T8">e.printStackTrace();</text:span></text:p>
      <text:p text:style-name="P5"><text:s text:c="7"/><text:span text:style-name="T8">}</text:span></text:p>
      <text:p text:style-name="P5"><text:s text:c="3"/><text:span text:style-name="T8">}</text:span></text:p>
      <text:p text:style-name="P6"/>
      <text:p text:style-name="P4">}</text:p>
      <text:p text:style-name="P14"><text:span text:style-name="T2">Now, invoking few threads to </text:span><text:span text:style-name="Strong_20_Emphasis"><text:span text:style-name="T2">race the barrier condition :</text:span></text:span></text:p>
      <text:p text:style-name="P3">public void start() {</text:p>
      <text:p text:style-name="P6"/>
      <text:p text:style-name="P5"><text:s text:c="3"/><text:span text:style-name="T8">CyclicBarrier cyclicBarrier = new CyclicBarrier(3, () -&gt; {</text:span></text:p>
      <text:p text:style-name="P5"><text:s text:c="7"/><text:span text:style-name="T8">// ..</text:span></text:p>
      <text:p text:style-name="P5"><text:s text:c="7"/><text:span text:style-name="T8">LOG.info("All previous tasks completed");</text:span></text:p>
      <text:p text:style-name="P5"><text:s text:c="3"/><text:span text:style-name="T8">});</text:span></text:p>
      <text:p text:style-name="P6"/>
      <text:p text:style-name="P5"><text:s text:c="3"/><text:span text:style-name="T8">Thread t11 = new Thread(new Task(cyclicBarrier), "T11");</text:span></text:p>
      <text:p text:style-name="P5"><text:s text:c="3"/><text:span text:style-name="T8">Thread t12 = new Thread(new Task(cyclicBarrier), "T12");</text:span></text:p>
      <text:p text:style-name="P5"><text:s text:c="3"/><text:span text:style-name="T8">Thread t13 = new Thread(new Task(cyclicBarrier), "T13");</text:span></text:p>
      <text:p text:style-name="P6"/>
      <text:p text:style-name="P5"><text:s text:c="3"/><text:span text:style-name="T8">if (!cyclicBarrier.isBroken()) {</text:span></text:p>
      <text:p text:style-name="P5"><text:s text:c="7"/><text:span text:style-name="T8">t11.start();</text:span></text:p>
      <text:p text:style-name="P5"><text:s text:c="7"/><text:span text:style-name="T8">t12.start();</text:span></text:p>
      <text:p text:style-name="P5"><text:soft-page-break/><text:s text:c="7"/><text:span text:style-name="T8">t13.start();</text:span></text:p>
      <text:p text:style-name="P5"><text:s text:c="3"/><text:span text:style-name="T8">}</text:span></text:p>
      <text:p text:style-name="P4">}</text:p>
      <text:p text:style-name="P14"><text:span text:style-name="T2">In the above code, the</text:span><text:span text:style-name="Strong_20_Emphasis"><text:span text:style-name="T2"> isBroken()</text:span></text:span><text:span text:style-name="T2"> method checks if any of the threads got interrupted during the execution time.</text:span></text:p>
      <text:p text:style-name="P15"/>
      <text:section text:style-name="Sect1" text:name="00000001-b6ec6584-3926-45f2-b8b6-3ad0b2caa314">
        <text:section text:style-name="Sect1" text:name="ADP_40792_728x250_00000001-b6ec6584-3926-45f2-b8b6-3ad0b2caa314">
          <text:section text:style-name="Sect1" text:name="google_ads_iframe_/103512698,27823234/22456813057_2__container__">
            <text:p text:style-name="P12"/>
          </text:section>
        </text:section>
      </text:section>
      <text:p text:style-name="P14"><text:span text:style-name="Strong_20_Emphasis"><text:span text:style-name="T2">7.  Semaphore</text:span></text:span></text:p>
      <text:p text:style-name="P14"><text:span text:style-name="T2">It is used for </text:span><text:span text:style-name="Strong_20_Emphasis"><text:span text:style-name="T2">blocking </text:span></text:span><text:span text:style-name="T2">thread-level access to some part of the logical or physical resource. </text:span><text:a xlink:type="simple" xlink:href="https://www.google.com/url?client=internal-element-cse&amp;cx=009682134359037907028:tj6eafkv_be&amp;q=https://www.geeksforgeeks.org/semaphore-in-java/&amp;sa=U&amp;ved=2ahUKEwjMh8nJmdzsAhXXH7cAHQ6CBPUQFjACegQICBAC&amp;usg=AOvVaw0f4I6184vxtsy9oaE5hdEV" text:style-name="Internet_20_link" text:visited-style-name="Visited_20_Internet_20_Link"><text:span text:style-name="T4">Semaphore</text:span></text:a><text:span text:style-name="T2"> contains a set of permits. Wherever the thread tries to enter the code part of a critical section, semaphore gives the permission whether the permit is available or not, means the critical section is available or not. If the permit is not available, then the thread cannot enter the critical section.</text:span></text:p>
      <text:p text:style-name="P9">It is basically a variable named counter which maintains the count of entering and leaving threads from the critical section. When the executing thread releases the critical section, the counter increases.</text:p>
      <text:p text:style-name="P9">Below code is used for the implementation of Semaphore:</text:p>
      <text:p text:style-name="P3">static Semaphore semaphore = new Semaphore(20);</text:p>
      <text:p text:style-name="P6"/>
      <text:p text:style-name="P4">public void execute() throws InterruptedException {</text:p>
      <text:p text:style-name="P6"/>
      <text:p text:style-name="P5"><text:s text:c="3"/><text:span text:style-name="T8">LOG.info("Available : " + semaphore.availablePermits());</text:span></text:p>
      <text:p text:style-name="P5"><text:s text:c="3"/><text:span text:style-name="T8">LOG.info("No. of threads waiting to acquire: " +</text:span></text:p>
      <text:p text:style-name="P5"><text:soft-page-break/><text:s text:c="5"/><text:span text:style-name="T8">semaphore.getQueueLength());</text:span></text:p>
      <text:p text:style-name="P6"/>
      <text:p text:style-name="P5"><text:s text:c="3"/><text:span text:style-name="T8">if (semaphore.tryAcquire()) {</text:span></text:p>
      <text:p text:style-name="P5"><text:s text:c="7"/><text:span text:style-name="T8">try {</text:span></text:p>
      <text:p text:style-name="P5"><text:s text:c="11"/><text:span text:style-name="T8">// </text:span></text:p>
      <text:p text:style-name="P5"><text:s text:c="7"/><text:span text:style-name="T8">}</text:span></text:p>
      <text:p text:style-name="P5"><text:s text:c="7"/><text:span text:style-name="T8">finally {</text:span></text:p>
      <text:p text:style-name="P5"><text:s text:c="11"/><text:span text:style-name="T8">semaphore.release();</text:span></text:p>
      <text:p text:style-name="P5"><text:s text:c="7"/><text:span text:style-name="T8">}</text:span></text:p>
      <text:p text:style-name="P5"><text:s text:c="3"/><text:span text:style-name="T8">}</text:span></text:p>
      <text:p text:style-name="P6"/>
      <text:p text:style-name="P4">}</text:p>
      <text:p text:style-name="P14"><text:span text:style-name="T2">Semaphores can be used to implement a </text:span><text:span text:style-name="Strong_20_Emphasis"><text:span text:style-name="T2">Mutex </text:span></text:span><text:span text:style-name="T2">like data structure.</text:span></text:p>
      <text:p text:style-name="P14"><text:span text:style-name="Strong_20_Emphasis"><text:span text:style-name="T2">8.  ThreadFactory</text:span></text:span></text:p>
      <text:p text:style-name="P14"><text:span text:style-name="T2">It acts as a thread pool which </text:span><text:span text:style-name="Strong_20_Emphasis"><text:span text:style-name="T2">creates a new thread </text:span></text:span><text:span text:style-name="T2">on demand. </text:span><text:a xlink:type="simple" xlink:href="https://www.google.com/url?client=internal-element-cse&amp;cx=009682134359037907028:tj6eafkv_be&amp;q=https://www.geeksforgeeks.org/threadfactory-interface-in-java-with-examples/&amp;sa=U&amp;ved=2ahUKEwjn7rvhmdzsAhXs73MBHaYZCH4QFjAAegQIABAC&amp;usg=AOvVaw21UyLblvWNnmWtAfiTEs6l" text:style-name="Internet_20_link" text:visited-style-name="Visited_20_Internet_20_Link"><text:span text:style-name="T4">ThreadFactory</text:span></text:a><text:span text:style-name="T2"> can be defined as :</text:span></text:p>
      <text:p text:style-name="P3">public class GFGThreadFactory implements ThreadFactory {</text:p>
      <text:p text:style-name="P5"><text:s text:c="3"/><text:span text:style-name="T8">private int threadId;</text:span></text:p>
      <text:p text:style-name="P5"><text:s text:c="3"/><text:span text:style-name="T8">private String name;</text:span></text:p>
      <text:p text:style-name="P6"/>
      <text:p text:style-name="P5"><text:s text:c="3"/><text:span text:style-name="T8">public GFGThreadFactory(String name) {</text:span></text:p>
      <text:p text:style-name="P5"><text:s text:c="7"/><text:span text:style-name="T8">threadId = 1;</text:span></text:p>
      <text:p text:style-name="P5"><text:s text:c="7"/><text:span text:style-name="T8">this.name = name;</text:span></text:p>
      <text:p text:style-name="P5"><text:soft-page-break/><text:s text:c="3"/><text:span text:style-name="T8">}</text:span></text:p>
      <text:p text:style-name="P6"/>
      <text:p text:style-name="P5"><text:s text:c="3"/><text:span text:style-name="T8">@Override</text:span></text:p>
      <text:p text:style-name="P5"><text:s text:c="3"/><text:span text:style-name="T8">public Thread newThread(Runnable r) {</text:span></text:p>
      <text:p text:style-name="P5"><text:s text:c="7"/><text:span text:style-name="T8">Thread t = new Thread(r, name + "-Thread_" + threadId);</text:span></text:p>
      <text:p text:style-name="P5"><text:s text:c="7"/><text:span text:style-name="T8">LOG.info("created new thread with id : " + threadId +</text:span></text:p>
      <text:p text:style-name="P5"><text:s text:c="11"/><text:span text:style-name="T8">" and name : " + t.getName());</text:span></text:p>
      <text:p text:style-name="P5"><text:s text:c="7"/><text:span text:style-name="T8">threadId++;</text:span></text:p>
      <text:p text:style-name="P5"><text:s text:c="7"/><text:span text:style-name="T8">return t;</text:span></text:p>
      <text:p text:style-name="P5"><text:s text:c="3"/><text:span text:style-name="T8">}</text:span></text:p>
      <text:p text:style-name="P4">}</text:p>
      <text:p text:style-name="P14"><text:span text:style-name="Strong_20_Emphasis"><text:span text:style-name="T2">9. BlockingQueue</text:span></text:span></text:p>
      <text:p text:style-name="P14"><text:a xlink:type="simple" xlink:href="https://www.geeksforgeeks.org/blockingqueue-interface-in-java/" text:style-name="Internet_20_link" text:visited-style-name="Visited_20_Internet_20_Link"><text:span text:style-name="T4">BlockingQueue</text:span></text:a><text:span text:style-name="T2"> interface supports flow control (in addition to queue) by introducing blocking if either BlockingQueue is full or empty. A thread trying to enqueue an element in a full queue is blocked until some other thread makes space in the queue, either by dequeuing one or more elements or clearing the queue completely. Similarly, it blocks a thread trying to delete from an empty queue until some other threads insert an item. BlockingQueue does not accept a null value. If we try to enqueue the null item, then it throws </text:span><text:span text:style-name="Strong_20_Emphasis"><text:span text:style-name="T2">NullPointerException</text:span></text:span><text:span text:style-name="T2">.</text:span></text:p>
      <text:p text:style-name="P14"><text:span text:style-name="Strong_20_Emphasis"><text:span text:style-name="T2">10. DelayQueue</text:span></text:span></text:p>
      <text:p text:style-name="P14"><text:a xlink:type="simple" xlink:href="https://www.geeksforgeeks.org/delayqueue-class-in-java-with-example/" text:style-name="Internet_20_link" text:visited-style-name="Visited_20_Internet_20_Link"><text:span text:style-name="T4">DelayQueue</text:span></text:a><text:span text:style-name="T2"> is a specialized </text:span><text:a xlink:type="simple" xlink:href="https://www.geeksforgeeks.org/priority-queue-class-in-java-2/" text:style-name="Internet_20_link" text:visited-style-name="Visited_20_Internet_20_Link"><text:span text:style-name="T4">Priority Queue</text:span></text:a><text:span text:style-name="T2"> that orders elements based on their delay time. It means that only those elements can be taken from the queue whose time has expired. DelayQueue head contains the element that </text:span><text:soft-page-break/><text:span text:style-name="T2">has expired in the least time. If no delay has expired, then there is no head and poll will return null. DelayQueue accepts only those elements that belong to a class of type Delayed. DelayQueue implements the getDelay() method to return the remaining delay time.</text:span></text:p>
      <text:p text:style-name="P14"><text:span text:style-name="Strong_20_Emphasis"><text:span text:style-name="T2">11.  Lock</text:span></text:span></text:p>
      <text:p text:style-name="P14"><text:span text:style-name="T2">It is a utility for </text:span><text:span text:style-name="Strong_20_Emphasis"><text:span text:style-name="T2">blocking other threads</text:span></text:span><text:span text:style-name="T2"> from accessing a certain segment of code. The difference between Lock and a Synchronized block is that we have Lock APIs</text:span><text:span text:style-name="Strong_20_Emphasis"><text:span text:style-name="T2"> lock() and unlock() </text:span></text:span><text:span text:style-name="T2">operation in separate methods whereas Synchronized block is fully contained in methods.</text:span></text:p>
      <text:p text:style-name="P14"><text:span text:style-name="Strong_20_Emphasis"><text:span text:style-name="T2">12.  Phaser</text:span></text:span></text:p>
      <text:p text:style-name="P14"><text:span text:style-name="T2">It is more flexible than CountDownLatch and CyclicBarrier. </text:span><text:a xlink:type="simple" xlink:href="https://www.google.com/url?client=internal-element-cse&amp;cx=009682134359037907028:tj6eafkv_be&amp;q=https://www.geeksforgeeks.org/java-util-concurrent-phaser-class-in-java-with-examples/&amp;sa=U&amp;ved=2ahUKEwiKqOSMmtzsAhV97XMBHYz5A_YQFjAAegQIBBAC&amp;usg=AOvVaw3UaufAR-Auid0-ZpNK0LFP" text:style-name="Internet_20_link" text:visited-style-name="Visited_20_Internet_20_Link"><text:span text:style-name="T4">Phaser</text:span></text:a><text:span text:style-name="T2"> is used to act as a </text:span><text:span text:style-name="Strong_20_Emphasis"><text:span text:style-name="T2">reusable barrier</text:span></text:span><text:span text:style-name="T2"> on which the dynamic number of threads needs to wait before the execution continues. Multiple phases of execution can be coordinated by reusing the instance of Phaser for each program ph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26:59.841000000</dc:date>
    <meta:editing-duration>PT36M55S</meta:editing-duration>
    <meta:editing-cycles>6</meta:editing-cycles>
    <meta:generator>LibreOffice/7.2.0.4$Windows_X86_64 LibreOffice_project/9a9c6381e3f7a62afc1329bd359cc48accb6435b</meta:generator>
    <meta:document-statistic meta:table-count="0" meta:image-count="0" meta:object-count="0" meta:page-count="13" meta:paragraph-count="189" meta:word-count="1678" meta:character-count="11548" meta:non-whitespace-character-count="9563"/>
  </office:meta>
</office:document-meta>
</file>